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 style:writing-mode="lr-tb"/>
      <style:text-properties style:font-name="Aptos" officeooo:rsid="000e830d" officeooo:paragraph-rsid="000e830d"/>
    </style:style>
    <style:style style:name="P2" style:family="paragraph" style:parent-style-name="Standard">
      <style:paragraph-properties fo:line-height="150%"/>
      <style:text-properties style:font-name="Aptos" officeooo:rsid="000fc3fe" officeooo:paragraph-rsid="000fc3fe"/>
    </style:style>
    <style:style style:name="T1" style:family="text">
      <style:text-properties officeooo:rsid="001121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week I worked for 8.5 hours. </text:p>
      <text:p text:style-name="P2"><text:tab/>Most of my week on senior design was spent working with the ESP32 that I got from Dr. Kohl. I learned a lot about writing apps for it and also spent a long time troubleshooting the development environment. I could not get it to flash for the life of me, but now I think I know enough to set up development environments for the esp for other members of the team. The main esp skill that I learned this week was about how to use FreeRTOS. This <text:span text:style-name="T1">coming week I hope to work on using i2c to communicate with and IMU and maybe also work some on logging the data on the EPROM. </text:span></text:p>
      <text:p text:style-name="P2"><text:tab/><text:span text:style-name="T1">We worked some on finding parts to order for prototyping the drone hardware which will give me more to work to on.</text:span></text:p>
      <text:p text:style-name="P2"><text:tab/>I also sat down and wrote a document for the repository about <text:span text:style-name="T1">the software stack. This document contains my current, working plan for both firmware and desktop application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1T20:30:48.244235112</meta:creation-date>
    <dc:date>2025-09-21T21:11:22.575607980</dc:date>
    <meta:editing-duration>PT11M7S</meta:editing-duration>
    <meta:editing-cycles>2</meta:editing-cycles>
    <meta:generator>LibreOffice/25.8.1.1$Linux_X86_64 LibreOffice_project/54047653041915e595ad4e45cccea684809c77b5</meta:generator>
    <meta:document-statistic meta:table-count="0" meta:image-count="0" meta:object-count="0" meta:page-count="1" meta:paragraph-count="4" meta:word-count="170" meta:character-count="893" meta:non-whitespace-character-count="721"/>
  </office:meta>
</office:document-meta>
</file>